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1.9693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margin-left="1.9693in" fo:margin-right="0in" fo:text-indent="0in" style:auto-text-indent="false"/>
      <style:text-properties fo:font-size="14pt" officeooo:rsid="001858d9" officeooo:paragraph-rsid="001858d9" style:font-size-asian="14pt" style:font-size-complex="14pt"/>
    </style:style>
    <style:style style:name="P3" style:family="paragraph" style:parent-style-name="Standard">
      <style:text-properties officeooo:rsid="001858d9" officeooo:paragraph-rsid="001858d9"/>
    </style:style>
    <style:style style:name="P4" style:family="paragraph" style:parent-style-name="Standard">
      <style:text-properties officeooo:paragraph-rsid="0019f1f6"/>
    </style:style>
    <style:style style:name="P5" style:family="paragraph" style:parent-style-name="Text_20_body">
      <style:text-properties officeooo:paragraph-rsid="001858d9"/>
    </style:style>
    <style:style style:name="P6" style:family="paragraph" style:parent-style-name="Standard">
      <style:paragraph-properties fo:text-align="justify" style:justify-single-word="false"/>
      <style:text-properties officeooo:rsid="001858d9" officeooo:paragraph-rsid="001858d9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1858d9"/>
    </style:style>
    <style:style style:name="T1" style:family="text">
      <style:text-properties officeooo:rsid="001858d9"/>
    </style:style>
    <style:style style:name="T2" style:family="text">
      <style:text-properties officeooo:rsid="0005a55d"/>
    </style:style>
    <style:style style:name="T3" style:family="text">
      <style:text-properties fo:color="#0066b3"/>
    </style:style>
    <style:style style:name="T4" style:family="text">
      <style:text-properties officeooo:rsid="00018814"/>
    </style:style>
    <style:style style:name="T5" style:family="text">
      <style:text-properties officeooo:rsid="0019f1f6"/>
    </style:style>
    <style:style style:name="T6" style:family="text">
      <style:text-properties fo:color="#ce181e"/>
    </style:style>
    <style:style style:name="T7" style:family="text">
      <style:text-properties fo:color="#000000" officeooo:rsid="000e79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 structures to functions directly</text:p>
      <text:p text:style-name="Standard"/>
      <text:p text:style-name="Standard"/>
      <text:p text:style-name="P7">I'll <text:span text:style-name="T1">learn</text:span> how to pass structures to functions. <text:span text:style-name="T1">We do it by calling the function in the main program by</text:span></text:p>
      <text:p text:style-name="P6"/>
      <text:p text:style-name="P6">function_name (<text:span text:style-name="T2">The_name_of_the_variable</text:span>);</text:p>
      <text:p text:style-name="P6"/>
      <text:p text:style-name="P6">and the definition of the function will be</text:p>
      <text:p text:style-name="P6"/>
      <text:p text:style-name="P6"><text:span text:style-name="T3">return_data_type</text:span> function_name (<text:span text:style-name="T3">struct</text:span> T<text:span text:style-name="T4">he_name_of_the_structure </text:span>name The_name<text:span text:style-name="T2">_of_the_variable</text:span>){</text:p>
      <text:p text:style-name="P6">…</text:p>
      <text:p text:style-name="P6">}</text:p>
      <text:p text:style-name="P6"/>
      <text:p text:style-name="P8"><text:span text:style-name="T1">So that's how we pass a structure to a function by value. </text:span><text:span text:style-name="T6">A copy of everything</text:span> that's stored in the structure <text:span text:style-name="T6">is made and made available inside the function</text:span>.</text:p>
      <text:p text:style-name="P3"/>
      <text:h text:style-name="P2" text:outline-level="2">Pass structures to functions with pointers</text:h>
      <text:p text:style-name="P3"/>
      <text:p text:style-name="P5"><text:span text:style-name="T1">I will now learn how to pass </text:span>a structure to a function by reference-- so to pass a pointer to a structure,</text:p>
      <text:p text:style-name="Text_20_body">to a function. <text:span text:style-name="T5">We pass the pointer to the function, and then use the below scanf statement to read the variables</text:span></text:p>
      <text:p text:style-name="P4"><text:span text:style-name="T3">scanf</text:span>("<text:span text:style-name="T3">%?</text:span>", &amp;<text:span text:style-name="T5">(*pointer_name)</text:span><text:span text:style-name="T6">.</text:span><text:span text:style-name="T7">variable_name_in_the_structure</text:span>)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22:46:21.120855141</meta:creation-date>
    <dc:date>2019-04-19T23:34:02.815982452</dc:date>
    <meta:editing-duration>PT22M3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23" meta:character-count="799" meta:non-whitespace-character-count="688"/>
  </office:meta>
</office:document-meta>
</file>